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sc_WORD,rule</text:p>
          </table:table-cell>
          <table:table-cell office:value-type="float" office:value="20185325" calcext:value-type="float">
            <text:p>20185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cc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dd_WOR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mon_dd_WOR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d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sc,rule</text:p>
          </table:table-cell>
          <table:table-cell office:value-type="float" office:value="76310375" calcext:value-type="float">
            <text:p>763103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year,rule</text:p>
          </table:table-cell>
          <table:table-cell office:value-type="float" office:value="2530550500" calcext:value-type="float">
            <text:p>253055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d_WOR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_WOR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_WOR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sc_WORD,rule</text:p>
          </table:table-cell>
          <table:table-cell office:value-type="float" office:value="24616250" calcext:value-type="float">
            <text:p>246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dd_WORD,rule</text:p>
          </table:table-cell>
          <table:table-cell office:value-type="float" office:value="24616250000" calcext:value-type="float">
            <text:p>24616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_WORD,rule</text:p>
          </table:table-cell>
          <table:table-cell office:value-type="float" office:value="246162500" calcext:value-type="float">
            <text:p>24616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,rule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560090000" calcext:value-type="float">
            <text:p>25600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sc,rule</text:p>
          </table:table-cell>
          <table:table-cell office:value-type="float" office:value="196930000" calcext:value-type="float">
            <text:p>1969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819228800" calcext:value-type="float">
            <text:p>81922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year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2sc_dd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dd_mon,rule</text:p>
          </table:table-cell>
          <table:table-cell office:value-type="float" office:value="20481212325" calcext:value-type="float">
            <text:p>2048121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,rule</text:p>
          </table:table-cell>
          <table:table-cell office:value-type="float" office:value="205791850" calcext:value-type="float">
            <text:p>2057918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d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sc,rule</text:p>
          </table:table-cell>
          <table:table-cell office:value-type="float" office:value="1231797150" calcext:value-type="float">
            <text:p>123179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year,rule</text:p>
          </table:table-cell>
          <table:table-cell office:value-type="float" office:value="9157245000" calcext:value-type="float">
            <text:p>91572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_sc,rule</text:p>
          </table:table-cell>
          <table:table-cell office:value-type="float" office:value="3446767325" calcext:value-type="float">
            <text:p>3446767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2sc,rule</text:p>
          </table:table-cell>
          <table:table-cell office:value-type="float" office:value="344627500" calcext:value-type="float">
            <text:p>3446275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,rule</text:p>
          </table:table-cell>
          <table:table-cell office:value-type="float" office:value="551404000" calcext:value-type="float">
            <text:p>5514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_sc,rule</text:p>
          </table:table-cell>
          <table:table-cell office:value-type="float" office:value="3305470050" calcext:value-type="float">
            <text:p>3305470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sc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,rule</text:p>
          </table:table-cell>
          <table:table-cell office:value-type="float" office:value="640514825" calcext:value-type="float">
            <text:p>640514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_sc,rule</text:p>
          </table:table-cell>
          <table:table-cell office:value-type="float" office:value="3840135000" calcext:value-type="float">
            <text:p>384013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pd,rule</text:p>
          </table:table-cell>
          <table:table-cell office:value-type="float" office:value="33970425" calcext:value-type="float">
            <text:p>339704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dd,rule</text:p>
          </table:table-cell>
          <table:table-cell office:value-type="float" office:value="295395000" calcext:value-type="float">
            <text:p>2953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year,rule</text:p>
          </table:table-cell>
          <table:table-cell office:value-type="float" office:value="236808325" calcext:value-type="float">
            <text:p>236808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mon,rule</text:p>
          </table:table-cell>
          <table:table-cell office:value-type="float" office:value="473124325" calcext:value-type="float">
            <text:p>473124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sc,rule</text:p>
          </table:table-cell>
          <table:table-cell office:value-type="float" office:value="2107151000" calcext:value-type="float">
            <text:p>21071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sc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sc_wORD,rule</text:p>
          </table:table-cell>
          <table:table-cell office:value-type="float" office:value="20185325" calcext:value-type="float">
            <text:p>20185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cc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dd_wOR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mon_dd_wOR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d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sc,rule</text:p>
          </table:table-cell>
          <table:table-cell office:value-type="float" office:value="76310375" calcext:value-type="float">
            <text:p>763103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year,rule</text:p>
          </table:table-cell>
          <table:table-cell office:value-type="float" office:value="2530550500" calcext:value-type="float">
            <text:p>253055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d_wOR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_wOR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_wOR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sc_wORD,rule</text:p>
          </table:table-cell>
          <table:table-cell office:value-type="float" office:value="24616250" calcext:value-type="float">
            <text:p>246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dd_wORD,rule</text:p>
          </table:table-cell>
          <table:table-cell office:value-type="float" office:value="24616250000" calcext:value-type="float">
            <text:p>24616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_wORD,rule</text:p>
          </table:table-cell>
          <table:table-cell office:value-type="float" office:value="246162500" calcext:value-type="float">
            <text:p>24616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,rule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560090000" calcext:value-type="float">
            <text:p>25600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sc,rule</text:p>
          </table:table-cell>
          <table:table-cell office:value-type="float" office:value="196930000" calcext:value-type="float">
            <text:p>1969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819228800" calcext:value-type="float">
            <text:p>81922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year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2sc_dd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dd_mon,rule</text:p>
          </table:table-cell>
          <table:table-cell office:value-type="float" office:value="20481212325" calcext:value-type="float">
            <text:p>2048121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,rule</text:p>
          </table:table-cell>
          <table:table-cell office:value-type="float" office:value="205791850" calcext:value-type="float">
            <text:p>2057918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d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sc,rule</text:p>
          </table:table-cell>
          <table:table-cell office:value-type="float" office:value="1231797150" calcext:value-type="float">
            <text:p>123179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year,rule</text:p>
          </table:table-cell>
          <table:table-cell office:value-type="float" office:value="9157245000" calcext:value-type="float">
            <text:p>91572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_sc,rule</text:p>
          </table:table-cell>
          <table:table-cell office:value-type="float" office:value="3446767325" calcext:value-type="float">
            <text:p>3446767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2sc,rule</text:p>
          </table:table-cell>
          <table:table-cell office:value-type="float" office:value="344627500" calcext:value-type="float">
            <text:p>34462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,rule</text:p>
          </table:table-cell>
          <table:table-cell office:value-type="float" office:value="551404000" calcext:value-type="float">
            <text:p>5514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_sc,rule</text:p>
          </table:table-cell>
          <table:table-cell office:value-type="float" office:value="3305470050" calcext:value-type="float">
            <text:p>3305470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sc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,rule</text:p>
          </table:table-cell>
          <table:table-cell office:value-type="float" office:value="640514825" calcext:value-type="float">
            <text:p>640514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_sc,rule</text:p>
          </table:table-cell>
          <table:table-cell office:value-type="float" office:value="3840135000" calcext:value-type="float">
            <text:p>384013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pd,rule</text:p>
          </table:table-cell>
          <table:table-cell office:value-type="float" office:value="33970425" calcext:value-type="float">
            <text:p>339704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dd,rule</text:p>
          </table:table-cell>
          <table:table-cell office:value-type="float" office:value="295395000" calcext:value-type="float">
            <text:p>2953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year,rule</text:p>
          </table:table-cell>
          <table:table-cell office:value-type="float" office:value="236808325" calcext:value-type="float">
            <text:p>236808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mon,rule</text:p>
          </table:table-cell>
          <table:table-cell office:value-type="float" office:value="473124325" calcext:value-type="float">
            <text:p>473124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sc,rule</text:p>
          </table:table-cell>
          <table:table-cell office:value-type="float" office:value="2107151000" calcext:value-type="float">
            <text:p>21071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sc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sc_Word,rule</text:p>
          </table:table-cell>
          <table:table-cell office:value-type="float" office:value="20185325" calcext:value-type="float">
            <text:p>20185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cc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dd_Wor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mon_dd_Wor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d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sc,rule</text:p>
          </table:table-cell>
          <table:table-cell office:value-type="float" office:value="76310375" calcext:value-type="float">
            <text:p>763103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year,rule</text:p>
          </table:table-cell>
          <table:table-cell office:value-type="float" office:value="2530550500" calcext:value-type="float">
            <text:p>253055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d_Wor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_Wor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_Wor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sc_Word,rule</text:p>
          </table:table-cell>
          <table:table-cell office:value-type="float" office:value="24616250" calcext:value-type="float">
            <text:p>246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dd_Word,rule</text:p>
          </table:table-cell>
          <table:table-cell office:value-type="float" office:value="24616250000" calcext:value-type="float">
            <text:p>24616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_Word,rule</text:p>
          </table:table-cell>
          <table:table-cell office:value-type="float" office:value="246162500" calcext:value-type="float">
            <text:p>2461625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,rule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560090000" calcext:value-type="float">
            <text:p>25600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sc,rule</text:p>
          </table:table-cell>
          <table:table-cell office:value-type="float" office:value="196930000" calcext:value-type="float">
            <text:p>1969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819228800" calcext:value-type="float">
            <text:p>81922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year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2sc_dd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dd_mon,rule</text:p>
          </table:table-cell>
          <table:table-cell office:value-type="float" office:value="20481212325" calcext:value-type="float">
            <text:p>2048121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,rule</text:p>
          </table:table-cell>
          <table:table-cell office:value-type="float" office:value="205791850" calcext:value-type="float">
            <text:p>205791850</text:p>
          </table:table-cell>
          <table:table-cell office:value-type="float" office:value="7.31503234884166" calcext:value-type="float">
            <text:p>7,3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d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sc,rule</text:p>
          </table:table-cell>
          <table:table-cell office:value-type="float" office:value="1231797150" calcext:value-type="float">
            <text:p>123179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year,rule</text:p>
          </table:table-cell>
          <table:table-cell office:value-type="float" office:value="9157245000" calcext:value-type="float">
            <text:p>91572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28.6644480848677" calcext:value-type="float">
            <text:p>28,6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16.374260853776" calcext:value-type="float">
            <text:p>16,37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8.08090831948308" calcext:value-type="float">
            <text:p>8,0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_sc,rule</text:p>
          </table:table-cell>
          <table:table-cell office:value-type="float" office:value="3446767325" calcext:value-type="float">
            <text:p>3446767325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2sc,rule</text:p>
          </table:table-cell>
          <table:table-cell office:value-type="float" office:value="344627500" calcext:value-type="float">
            <text:p>34462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,rule</text:p>
          </table:table-cell>
          <table:table-cell office:value-type="float" office:value="551404000" calcext:value-type="float">
            <text:p>5514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_sc,rule</text:p>
          </table:table-cell>
          <table:table-cell office:value-type="float" office:value="3305470050" calcext:value-type="float">
            <text:p>3305470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sc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,rule</text:p>
          </table:table-cell>
          <table:table-cell office:value-type="float" office:value="640514825" calcext:value-type="float">
            <text:p>640514825</text:p>
          </table:table-cell>
          <table:table-cell office:value-type="float" office:value="8.08090831948308" calcext:value-type="float">
            <text:p>8,0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_sc,rule</text:p>
          </table:table-cell>
          <table:table-cell office:value-type="float" office:value="3840135000" calcext:value-type="float">
            <text:p>384013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pd,rule</text:p>
          </table:table-cell>
          <table:table-cell office:value-type="float" office:value="33970425" calcext:value-type="float">
            <text:p>33970425</text:p>
          </table:table-cell>
          <table:table-cell office:value-type="float" office:value="24.6509182840751" calcext:value-type="float">
            <text:p>24,65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dd,rule</text:p>
          </table:table-cell>
          <table:table-cell office:value-type="float" office:value="295395000" calcext:value-type="float">
            <text:p>295395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year,rule</text:p>
          </table:table-cell>
          <table:table-cell office:value-type="float" office:value="236808325" calcext:value-type="float">
            <text:p>236808325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43.676721371318" calcext:value-type="float">
            <text:p>43,6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mon,rule</text:p>
          </table:table-cell>
          <table:table-cell office:value-type="float" office:value="473124325" calcext:value-type="float">
            <text:p>473124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sc,rule</text:p>
          </table:table-cell>
          <table:table-cell office:value-type="float" office:value="2107151000" calcext:value-type="float">
            <text:p>21071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sc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sc_word,rule</text:p>
          </table:table-cell>
          <table:table-cell office:value-type="float" office:value="20185325" calcext:value-type="float">
            <text:p>2018532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1-0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cc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dd_wor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mon_dd_wor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dd,rule</text:p>
          </table:table-cell>
          <table:table-cell office:value-type="float" office:value="1526207500" calcext:value-type="float">
            <text:p>152620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sc,rule</text:p>
          </table:table-cell>
          <table:table-cell office:value-type="float" office:value="76310375" calcext:value-type="float">
            <text:p>763103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ay_word_year,rule</text:p>
          </table:table-cell>
          <table:table-cell office:value-type="float" office:value="2530550500" calcext:value-type="float">
            <text:p>253055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d_wor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d_wor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d_wor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sc_word,rule</text:p>
          </table:table-cell>
          <table:table-cell office:value-type="float" office:value="24616250" calcext:value-type="float">
            <text:p>246162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d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dd_word,rule</text:p>
          </table:table-cell>
          <table:table-cell office:value-type="float" office:value="24616250000" calcext:value-type="float">
            <text:p>24616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dd_word,rule</text:p>
          </table:table-cell>
          <table:table-cell office:value-type="float" office:value="246162500" calcext:value-type="float">
            <text:p>24616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,rule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560090000" calcext:value-type="float">
            <text:p>25600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dd_sc,rule</text:p>
          </table:table-cell>
          <table:table-cell office:value-type="float" office:value="196930000" calcext:value-type="float">
            <text:p>1969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819228800" calcext:value-type="float">
            <text:p>81922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word_year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sc_year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2sc_dd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dd_mon,rule</text:p>
          </table:table-cell>
          <table:table-cell office:value-type="float" office:value="20481212325" calcext:value-type="float">
            <text:p>2048121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,rule</text:p>
          </table:table-cell>
          <table:table-cell office:value-type="float" office:value="205791850" calcext:value-type="float">
            <text:p>205791850</text:p>
          </table:table-cell>
          <table:table-cell office:value-type="float" office:value="5.70558854861622" calcext:value-type="float">
            <text:p>5,71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dd,rule</text:p>
          </table:table-cell>
          <table:table-cell office:value-type="float" office:value="17981678300" calcext:value-type="float">
            <text:p>17981678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sc,rule</text:p>
          </table:table-cell>
          <table:table-cell office:value-type="float" office:value="1231797150" calcext:value-type="float">
            <text:p>12317971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year,rule</text:p>
          </table:table-cell>
          <table:table-cell office:value-type="float" office:value="9157245000" calcext:value-type="float">
            <text:p>91572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8.59889777103937" calcext:value-type="float">
            <text:p>8,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d_sc,rule</text:p>
          </table:table-cell>
          <table:table-cell office:value-type="float" office:value="3446767325" calcext:value-type="float">
            <text:p>3446767325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2sc,rule</text:p>
          </table:table-cell>
          <table:table-cell office:value-type="float" office:value="344627500" calcext:value-type="float">
            <text:p>34462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,rule</text:p>
          </table:table-cell>
          <table:table-cell office:value-type="float" office:value="551404000" calcext:value-type="float">
            <text:p>5514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age_sc,rule</text:p>
          </table:table-cell>
          <table:table-cell office:value-type="float" office:value="3305470050" calcext:value-type="float">
            <text:p>3305470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dd_sc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,rule</text:p>
          </table:table-cell>
          <table:table-cell office:value-type="float" office:value="640514825" calcext:value-type="float">
            <text:p>640514825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mon_dd_sc,rule</text:p>
          </table:table-cell>
          <table:table-cell office:value-type="float" office:value="3840135000" calcext:value-type="float">
            <text:p>384013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pd,rule</text:p>
          </table:table-cell>
          <table:table-cell office:value-type="float" office:value="33970425" calcext:value-type="float">
            <text:p>33970425</text:p>
          </table:table-cell>
          <table:table-cell office:value-type="float" office:value="8.87640617463922" calcext:value-type="float">
            <text:p>8,88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dd,rule</text:p>
          </table:table-cell>
          <table:table-cell office:value-type="float" office:value="295395000" calcext:value-type="float">
            <text:p>295395000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sc_year,rule</text:p>
          </table:table-cell>
          <table:table-cell office:value-type="float" office:value="236808325" calcext:value-type="float">
            <text:p>236808325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8.43610858202551" calcext:value-type="float">
            <text:p>8,44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mon,rule</text:p>
          </table:table-cell>
          <table:table-cell office:value-type="float" office:value="473124325" calcext:value-type="float">
            <text:p>473124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word_year_sc,rule</text:p>
          </table:table-cell>
          <table:table-cell office:value-type="float" office:value="2107151000" calcext:value-type="float">
            <text:p>21071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sc_word,rule</text:p>
          </table:table-cell>
          <table:table-cell office:value-type="float" office:value="320011250" calcext:value-type="float">
            <text:p>32001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surnames,txt</text:p>
          </table:table-cell>
          <table:table-cell office:value-type="string" calcext:value-type="string">
            <text:p>year_word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4.58451231543237" calcext:value-type="float">
            <text:p>4,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16:19.6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4S</meta:editing-duration>
    <meta:editing-cycles>3</meta:editing-cycles>
    <meta:generator>LibreOffice/5.2.0.4$Windows_x86 LibreOffice_project/066b007f5ebcc236395c7d282ba488bca6720265</meta:generator>
    <dc:date>2016-08-13T21:17:12.486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